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Myriad Pro" officeooo:rsid="001b8adc" officeooo:paragraph-rsid="001b8adc"/>
    </style:style>
    <style:style style:name="P2" style:family="paragraph" style:parent-style-name="Standard" style:list-style-name="L1">
      <style:text-properties style:font-name="Myriad Pro" officeooo:rsid="001b8adc" officeooo:paragraph-rsid="001b8adc"/>
    </style:style>
    <style:style style:name="P3" style:family="paragraph" style:parent-style-name="Standard" style:list-style-name="L1">
      <style:text-properties style:font-name="Myriad Pro" officeooo:rsid="001db06d" officeooo:paragraph-rsid="001db06d"/>
    </style:style>
    <style:style style:name="P4" style:family="paragraph" style:parent-style-name="Standard" style:list-style-name="L1">
      <style:text-properties style:font-name="Myriad Pro" officeooo:rsid="001f5ca9" officeooo:paragraph-rsid="001f5ca9"/>
    </style:style>
    <style:style style:name="P5" style:family="paragraph" style:parent-style-name="Standard" style:list-style-name="L1">
      <style:text-properties style:font-name="Myriad Pro" officeooo:rsid="002074b0" officeooo:paragraph-rsid="002074b0"/>
    </style:style>
    <style:style style:name="P6" style:family="paragraph" style:parent-style-name="Standard" style:list-style-name="L1">
      <style:text-properties style:font-name="Myriad Pro" officeooo:rsid="0021a67c" officeooo:paragraph-rsid="0021a67c"/>
    </style:style>
    <style:style style:name="P7" style:family="paragraph" style:parent-style-name="Standard" style:list-style-name="L1">
      <style:text-properties style:font-name="Myriad Pro" officeooo:rsid="00238ec1" officeooo:paragraph-rsid="00238ec1"/>
    </style:style>
    <style:style style:name="P8" style:family="paragraph" style:parent-style-name="Standard" style:list-style-name="L1">
      <style:text-properties style:font-name="Myriad Pro" officeooo:rsid="00243fd0" officeooo:paragraph-rsid="00243fd0"/>
    </style:style>
    <style:style style:name="P9" style:family="paragraph" style:parent-style-name="Standard" style:list-style-name="L1">
      <style:text-properties style:font-name="Myriad Pro" officeooo:rsid="0025ff26" officeooo:paragraph-rsid="0025ff26"/>
    </style:style>
    <style:style style:name="P10" style:family="paragraph" style:parent-style-name="Standard">
      <style:text-properties style:font-name="Myriad Pro" officeooo:rsid="0025ff26" officeooo:paragraph-rsid="0025ff26"/>
    </style:style>
    <style:style style:name="P11" style:family="paragraph" style:parent-style-name="Standard">
      <style:text-properties style:font-name="Myriad Pro" officeooo:rsid="00297350" officeooo:paragraph-rsid="00297350"/>
    </style:style>
    <style:style style:name="P12" style:family="paragraph" style:parent-style-name="Standard">
      <style:text-properties style:font-name="Myriad Pro" officeooo:rsid="0029b970" officeooo:paragraph-rsid="0029b970"/>
    </style:style>
    <style:style style:name="P13" style:family="paragraph" style:parent-style-name="Standard" style:list-style-name="L3">
      <style:text-properties style:font-name="Myriad Pro" officeooo:rsid="0029b970" officeooo:paragraph-rsid="0029b970"/>
    </style:style>
    <style:style style:name="P14" style:family="paragraph" style:parent-style-name="Standard">
      <style:text-properties style:font-name="Myriad Pro" officeooo:rsid="002a288e" officeooo:paragraph-rsid="002a288e"/>
    </style:style>
    <style:style style:name="P15" style:family="paragraph" style:parent-style-name="Standard">
      <style:text-properties style:font-name="Myriad Pro" officeooo:rsid="002cbd1c" officeooo:paragraph-rsid="002cbd1c"/>
    </style:style>
    <style:style style:name="T1" style:family="text">
      <style:text-properties officeooo:rsid="002a288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– Prototipagem de baixa fidelidade e entendimento dos campos das seguintes telas: </text:p>
      <text:p text:style-name="P1"/>
      <text:list xml:id="list2830455123" text:style-name="L1">
        <text:list-item>
          <text:p text:style-name="P2">Login</text:p>
        </text:list-item>
        <text:list-item>
          <text:p text:style-name="P2">Dashboard</text:p>
        </text:list-item>
        <text:list-item>
          <text:p text:style-name="P2">Meu perfil</text:p>
        </text:list-item>
        <text:list-item>
          <text:p text:style-name="P2">Clientes</text:p>
          <text:list>
            <text:list-item>
              <text:p text:style-name="P2">Listagem de cliente</text:p>
            </text:list-item>
            <text:list-item>
              <text:p text:style-name="P2">Single cliente</text:p>
            </text:list-item>
          </text:list>
        </text:list-item>
        <text:list-item>
          <text:p text:style-name="P2">Usuários</text:p>
          <text:list>
            <text:list-item>
              <text:p text:style-name="P2">Listagem de usuários</text:p>
            </text:list-item>
            <text:list-item>
              <text:p text:style-name="P4">Single usuário</text:p>
            </text:list-item>
            <text:list-item>
              <text:p text:style-name="P2">Cadastro dos usuários</text:p>
            </text:list-item>
            <text:list-item>
              <text:p text:style-name="P2">Edição dos usuários</text:p>
            </text:list-item>
            <text:list-item>
              <text:p text:style-name="P2">Edição de senha</text:p>
            </text:list-item>
            <text:list-item>
              <text:p text:style-name="P2">Remoção dos veículos</text:p>
            </text:list-item>
          </text:list>
        </text:list-item>
        <text:list-item>
          <text:p text:style-name="P2">Produtos</text:p>
          <text:list>
            <text:list-item>
              <text:p text:style-name="P2">Listagem de produtos</text:p>
            </text:list-item>
            <text:list-item>
              <text:p text:style-name="P2">Single produto</text:p>
            </text:list-item>
          </text:list>
        </text:list-item>
        <text:list-item>
          <text:p text:style-name="P2">Veículos</text:p>
          <text:list>
            <text:list-item>
              <text:p text:style-name="P2">Listagem dos veículos cadastrados</text:p>
            </text:list-item>
            <text:list-item>
              <text:p text:style-name="P3">Single veículo</text:p>
            </text:list-item>
            <text:list-item>
              <text:p text:style-name="P2">Cadastro dos veículos</text:p>
            </text:list-item>
            <text:list-item>
              <text:p text:style-name="P2">Edição dos veículos</text:p>
            </text:list-item>
            <text:list-item>
              <text:p text:style-name="P2">Remoção dos veículos</text:p>
            </text:list-item>
          </text:list>
        </text:list-item>
        <text:list-item>
          <text:p text:style-name="P3">Motoristas</text:p>
          <text:list>
            <text:list-item>
              <text:p text:style-name="P3">Listagem de motorista</text:p>
            </text:list-item>
            <text:list-item>
              <text:p text:style-name="P3">Single motorista</text:p>
            </text:list-item>
            <text:list-item>
              <text:p text:style-name="P3">Cadastro do motorista</text:p>
            </text:list-item>
            <text:list-item>
              <text:p text:style-name="P3">Edição do motorista</text:p>
            </text:list-item>
            <text:list-item>
              <text:p text:style-name="P3">Remoção do motorista</text:p>
            </text:list-item>
          </text:list>
        </text:list-item>
        <text:list-item>
          <text:p text:style-name="P3">Locais</text:p>
          <text:list>
            <text:list-item>
              <text:p text:style-name="P3">Listagem dos locais</text:p>
            </text:list-item>
            <text:list-item>
              <text:p text:style-name="P3">Single local</text:p>
            </text:list-item>
            <text:list-item>
              <text:p text:style-name="P3">Cadastro de locais</text:p>
            </text:list-item>
            <text:list-item>
              <text:p text:style-name="P3">Edição do local</text:p>
            </text:list-item>
            <text:list-item>
              <text:p text:style-name="P3">Remoção do local</text:p>
            </text:list-item>
          </text:list>
        </text:list-item>
        <text:list-item>
          <text:p text:style-name="P5">Projetos</text:p>
          <text:list>
            <text:list-item>
              <text:p text:style-name="P5">Listagem dos projetos</text:p>
            </text:list-item>
            <text:list-item>
              <text:p text:style-name="P5">Single projeto</text:p>
            </text:list-item>
            <text:list-item>
              <text:p text:style-name="P5">Cadastro do projeto</text:p>
            </text:list-item>
            <text:list-item>
              <text:p text:style-name="P5">Edição do projeto</text:p>
            </text:list-item>
            <text:list-item>
              <text:p text:style-name="P5">Remoção do projeto</text:p>
            </text:list-item>
          </text:list>
        </text:list-item>
        <text:list-item>
          <text:p text:style-name="P5">Autorização de serviços (AS)</text:p>
          <text:list>
            <text:list-item>
              <text:p text:style-name="P5">Cadastro das AS</text:p>
              <text:list>
                <text:list-item>
                  <text:p text:style-name="P5">Relacionamento de produtos</text:p>
                </text:list-item>
                <text:list-item>
                  <text:p text:style-name="P5">Preenchimento dos campos de observação</text:p>
                </text:list-item>
                <text:list-item>
                  <text:p text:style-name="P5">Relacionamento do motorista</text:p>
                </text:list-item>
                <text:list-item>
                  <text:p text:style-name="P5">Relacionamento do veículo</text:p>
                </text:list-item>
                <text:list-item>
                  <text:p text:style-name="P6">Relacionamento de local</text:p>
                </text:list-item>
                <text:list-item>
                  <text:p text:style-name="P6">Notificações da AS</text:p>
                </text:list-item>
              </text:list>
            </text:list-item>
            <text:list-item>
              <text:p text:style-name="P7"><text:soft-page-break/>Edição das AS</text:p>
              <text:list>
                <text:list-item>
                  <text:p text:style-name="P7">Telas acima</text:p>
                </text:list-item>
              </text:list>
            </text:list-item>
            <text:list-item>
              <text:p text:style-name="P7">Remoção da AS</text:p>
            </text:list-item>
            <text:list-item>
              <text:p text:style-name="P7">Single AS</text:p>
            </text:list-item>
          </text:list>
        </text:list-item>
        <text:list-item>
          <text:p text:style-name="P7">Ordem de coleta de carga</text:p>
          <text:list>
            <text:list-item>
              <text:p text:style-name="P8">Telas de revisão</text:p>
            </text:list-item>
            <text:list-item>
              <text:p text:style-name="P8">Gerar impressão de AS</text:p>
            </text:list-item>
            <text:list-item>
              <text:p text:style-name="P8">Gerar ordem de coleta</text:p>
            </text:list-item>
            <text:list-item>
              <text:p text:style-name="P8">Emissão de nota fiscal</text:p>
            </text:list-item>
            <text:list-item>
              <text:p text:style-name="P9">Cancelamento</text:p>
            </text:list-item>
          </text:list>
        </text:list-item>
        <text:list-item>
          <text:p text:style-name="P9">Ordem de serviço</text:p>
          <text:list>
            <text:list-item>
              <text:p text:style-name="P9">Telas de revisão</text:p>
            </text:list-item>
            <text:list-item>
              <text:p text:style-name="P9">Impressão da AS</text:p>
            </text:list-item>
            <text:list-item>
              <text:p text:style-name="P9">Ordem de serviço</text:p>
            </text:list-item>
            <text:list-item>
              <text:p text:style-name="P9">Nota fiscal (integração Omie)</text:p>
            </text:list-item>
          </text:list>
        </text:list-item>
      </text:list>
      <text:p text:style-name="P10"/>
      <text:p text:style-name="P11">2 – Desenvolvimento e programação das páginas em HTML</text:p>
      <text:p text:style-name="P11"/>
      <text:p text:style-name="P12">3 – Criação do MODEL (RestFul) – Alta coesão e baixo acoplamento</text:p>
      <text:p text:style-name="P12"><text:tab/></text:p>
      <text:list xml:id="list495505973" text:style-name="L3">
        <text:list-item>
          <text:p text:style-name="P13">Estruturação</text:p>
          <text:list>
            <text:list-item>
              <text:p text:style-name="P13">Documentação</text:p>
            </text:list-item>
            <text:list-item>
              <text:p text:style-name="P13">Planejamento</text:p>
            </text:list-item>
          </text:list>
        </text:list-item>
        <text:list-item>
          <text:p text:style-name="P13">Autenticação</text:p>
        </text:list-item>
        <text:list-item>
          <text:p text:style-name="P13">Cliente</text:p>
          <text:list>
            <text:list-item>
              <text:p text:style-name="P13">Integração Omie</text:p>
            </text:list-item>
          </text:list>
        </text:list-item>
        <text:list-item>
          <text:p text:style-name="P13">Usuários</text:p>
        </text:list-item>
        <text:list-item>
          <text:p text:style-name="P13">Local</text:p>
        </text:list-item>
        <text:list-item>
          <text:p text:style-name="P13">Produtos</text:p>
          <text:list>
            <text:list-item>
              <text:p text:style-name="P13">Integração Omie</text:p>
            </text:list-item>
          </text:list>
        </text:list-item>
        <text:list-item>
          <text:p text:style-name="P13">Motoristas</text:p>
        </text:list-item>
        <text:list-item>
          <text:p text:style-name="P13">Veiculos</text:p>
        </text:list-item>
        <text:list-item>
          <text:p text:style-name="P13">Projetos</text:p>
        </text:list-item>
        <text:list-item>
          <text:p text:style-name="P13">AS</text:p>
        </text:list-item>
        <text:list-item>
          <text:p text:style-name="P13">Impressões</text:p>
        </text:list-item>
        <text:list-item>
          <text:p text:style-name="P13">Emissão nota fiscal </text:p>
          <text:list>
            <text:list-item>
              <text:p text:style-name="P13">Integração CBR</text:p>
            </text:list-item>
            <text:list-item>
              <text:p text:style-name="P13">Armazenamento dos arquivos</text:p>
            </text:list-item>
          </text:list>
        </text:list-item>
      </text:list>
      <text:p text:style-name="P12"/>
      <text:p text:style-name="P12">4 – Integração Front com <text:span text:style-name="T1">Model</text:span></text:p>
      <text:p text:style-name="P12"/>
      <text:p text:style-name="P14">5 – Implantação</text:p>
      <text:p text:style-name="P14"/>
      <text:p text:style-name="P14">6 – Faze de testes e cliclo</text:p>
      <text:p text:style-name="P12"/>
      <text:p text:style-name="P12"/>
      <text:p text:style-name="P10"/>
      <text:p text:style-name="P1"/>
      <text:p text:style-name="P1"/>
      <text:p text:style-name="P1"/>
      <text:p text:style-name="P15"><text:soft-page-break/>Cronograma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6M34S</meta:editing-duration>
    <meta:editing-cycles>10</meta:editing-cycles>
    <meta:generator>LibreOffice/5.3.2.2$Windows_x86 LibreOffice_project/6cd4f1ef626f15116896b1d8e1398b56da0d0ee1</meta:generator>
    <dc:date>2018-03-17T01:08:44.035000000</dc:date>
    <meta:document-statistic meta:table-count="0" meta:image-count="0" meta:object-count="0" meta:page-count="3" meta:paragraph-count="89" meta:word-count="319" meta:character-count="1740" meta:non-whitespace-character-count="1580"/>
    <meta:user-defined meta:name="Info 1"/>
    <meta:user-defined meta:name="Info 2"/>
    <meta:user-defined meta:name="Info 3"/>
    <meta:user-defined meta:name="Info 4"/>
  </office:meta>
</office:document-meta>
</file>